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7.049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09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ostos de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3" table:number-columns-repeated="3"/>
          <table:table-cell table:style-name="ce123"/>
          <table:table-cell table:style-name="ce127"/>
          <table:table-cell table:style-name="ce131"/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8"/>
          <table:table-cell table:style-name="ce104" table:number-columns-repeated="3"/>
          <table:table-cell table:style-name="ce124"/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1" calcext:value-type="float">
            <text:p>510101010001 </text:p>
          </table:table-cell>
          <table:table-cell table:style-name="ce83" office:value-type="string" office:string-value="Costo de Venta Etiquetas                                                        " calcext:value-type="string">
            <text:p><text:s/>Costo de Venta Etiquetas <text:s text:c="56"/></text:p>
          </table:table-cell>
          <table:table-cell table:style-name="ce26"/>
          <table:table-cell table:style-name="ce105"/>
          <table:table-cell table:style-name="ce106" table:number-columns-repeated="2"/>
          <table:table-cell table:style-name="ce105" table:formula="of:=[.D11]+[.E11]-[.F11]" office:value-type="float" office:value="0" calcext:value-type="float">
            <text:p>0</text:p>
          </table:table-cell>
          <table:table-cell table:style-name="ce11" office:value-type="float" office:value="510101010001" calcext:value-type="float">
            <text:p>510101010001 </text:p>
          </table:table-cell>
          <table:table-cell table:style-name="ce83" office:value-type="string" office:string-value="Costo de Venta Etiquetas                                                        " calcext:value-type="string">
            <text:p><text:s/>Costo de Venta Etiquetas <text:s text:c="56"/></text:p>
          </table:table-cell>
          <table:table-cell table:style-name="ce142" office:value-type="float" office:value="433998.44" calcext:value-type="float">
            <text:p>433,998</text:p>
          </table:table-cell>
          <table:table-cell table:style-name="ce147" table:formula="of:=+[.G11]-[.J11]" office:value-type="float" office:value="-433998.44" calcext:value-type="float">
            <text:p>-433,99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2" calcext:value-type="float">
            <text:p>510101010002 </text:p>
          </table:table-cell>
          <table:table-cell table:style-name="ce83" office:value-type="string" office:string-value="Costo de Venta Cajas                                                            " calcext:value-type="string">
            <text:p><text:s/>Costo de Venta Cajas <text:s text:c="60"/></text:p>
          </table:table-cell>
          <table:table-cell table:style-name="ce34"/>
          <table:table-cell table:style-name="ce106" table:number-columns-repeated="3"/>
          <table:table-cell table:style-name="ce105" table:formula="of:=[.D12]+[.E12]-[.F12]" office:value-type="float" office:value="0" calcext:value-type="float">
            <text:p>0</text:p>
          </table:table-cell>
          <table:table-cell table:style-name="ce11" office:value-type="float" office:value="510101010002" calcext:value-type="float">
            <text:p>510101010002 </text:p>
          </table:table-cell>
          <table:table-cell table:style-name="ce83" office:value-type="string" office:string-value="Costo de Venta Cajas                                                            " calcext:value-type="string">
            <text:p><text:s/>Costo de Venta Cajas <text:s text:c="60"/></text:p>
          </table:table-cell>
          <table:table-cell table:style-name="ce106" office:value-type="float" office:value="1676243.81" calcext:value-type="float">
            <text:p>1,676,244</text:p>
          </table:table-cell>
          <table:table-cell table:style-name="ce147" table:formula="of:=+[.G12]-[.J12]" office:value-type="float" office:value="-1676243.81" calcext:value-type="float">
            <text:p>-1,676,2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3" calcext:value-type="float">
            <text:p>510101010003 </text:p>
          </table:table-cell>
          <table:table-cell table:style-name="ce83" office:value-type="string" office:string-value="Costo de Venta Material POP                                                     " calcext:value-type="string">
            <text:p><text:s/>Costo de Venta Material POP <text:s text:c="53"/></text:p>
          </table:table-cell>
          <table:table-cell table:style-name="ce34"/>
          <table:table-cell table:style-name="ce106" table:number-columns-repeated="3"/>
          <table:table-cell table:style-name="ce105" table:formula="of:=[.D13]+[.E13]-[.F13]" office:value-type="float" office:value="0" calcext:value-type="float">
            <text:p>0</text:p>
          </table:table-cell>
          <table:table-cell table:style-name="ce11" office:value-type="float" office:value="510101010003" calcext:value-type="float">
            <text:p>510101010003 </text:p>
          </table:table-cell>
          <table:table-cell table:style-name="ce83" office:value-type="string" office:string-value="Costo de Venta Material POP                                                     " calcext:value-type="string">
            <text:p><text:s/>Costo de Venta Material POP <text:s text:c="53"/></text:p>
          </table:table-cell>
          <table:table-cell table:style-name="ce106" office:value-type="float" office:value="125605.21" calcext:value-type="float">
            <text:p>125,605</text:p>
          </table:table-cell>
          <table:table-cell table:style-name="ce147" table:formula="of:=+[.G13]-[.J13]" office:value-type="float" office:value="-125605.21" calcext:value-type="float">
            <text:p>-125,6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4" calcext:value-type="float">
            <text:p>510101010004 </text:p>
          </table:table-cell>
          <table:table-cell table:style-name="ce83" office:value-type="string" office:string-value="Costo Venta Papeleria                                                           " calcext:value-type="string">
            <text:p><text:s/>Costo Venta Papeleria <text:s text:c="59"/></text:p>
          </table:table-cell>
          <table:table-cell table:style-name="ce34"/>
          <table:table-cell table:style-name="ce106" table:number-columns-repeated="3"/>
          <table:table-cell table:style-name="ce105" table:formula="of:=[.D14]+[.E14]-[.F14]" office:value-type="float" office:value="0" calcext:value-type="float">
            <text:p>0</text:p>
          </table:table-cell>
          <table:table-cell table:style-name="ce11" office:value-type="float" office:value="510101010004" calcext:value-type="float">
            <text:p>510101010004 </text:p>
          </table:table-cell>
          <table:table-cell table:style-name="ce83" office:value-type="string" office:string-value="Costo Venta Papeleria                                                           " calcext:value-type="string">
            <text:p><text:s/>Costo Venta Papeleria <text:s text:c="59"/></text:p>
          </table:table-cell>
          <table:table-cell table:style-name="ce106" office:value-type="float" office:value="28994.54" calcext:value-type="float">
            <text:p>28,995</text:p>
          </table:table-cell>
          <table:table-cell table:style-name="ce147" table:formula="of:=+[.G14]-[.J14]" office:value-type="float" office:value="-28994.54" calcext:value-type="float">
            <text:p>-28,99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5" calcext:value-type="float">
            <text:p>510101010005 </text:p>
          </table:table-cell>
          <table:table-cell table:style-name="ce83" office:value-type="string" office:string-value="Costo Venta Folletos                                                            " calcext:value-type="string">
            <text:p><text:s/>Costo Venta Folletos <text:s text:c="60"/></text:p>
          </table:table-cell>
          <table:table-cell table:style-name="ce34"/>
          <table:table-cell table:style-name="ce106" table:number-columns-repeated="3"/>
          <table:table-cell table:style-name="ce105" table:formula="of:=[.D15]+[.E15]-[.F15]" office:value-type="float" office:value="0" calcext:value-type="float">
            <text:p>0</text:p>
          </table:table-cell>
          <table:table-cell table:style-name="ce11" office:value-type="float" office:value="510101010005" calcext:value-type="float">
            <text:p>510101010005 </text:p>
          </table:table-cell>
          <table:table-cell table:style-name="ce83" office:value-type="string" office:string-value="Costo Venta Folletos                                                            " calcext:value-type="string">
            <text:p><text:s/>Costo Venta Folletos <text:s text:c="60"/></text:p>
          </table:table-cell>
          <table:table-cell table:style-name="ce106" office:value-type="float" office:value="29037.03" calcext:value-type="float">
            <text:p>29,037</text:p>
          </table:table-cell>
          <table:table-cell table:style-name="ce147" table:formula="of:=+[.G15]-[.J15]" office:value-type="float" office:value="-29037.03" calcext:value-type="float">
            <text:p>-29,0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6" calcext:value-type="float">
            <text:p>510101010006 </text:p>
          </table:table-cell>
          <table:table-cell table:style-name="ce83" office:value-type="string" office:string-value="Costo Venta Revistas                                                            " calcext:value-type="string">
            <text:p><text:s/>Costo Venta Revistas <text:s text:c="60"/></text:p>
          </table:table-cell>
          <table:table-cell table:style-name="ce34"/>
          <table:table-cell table:style-name="ce106" table:number-columns-repeated="3"/>
          <table:table-cell table:style-name="ce105" table:formula="of:=[.D16]+[.E16]-[.F16]" office:value-type="float" office:value="0" calcext:value-type="float">
            <text:p>0</text:p>
          </table:table-cell>
          <table:table-cell table:style-name="ce11" office:value-type="float" office:value="510101010006" calcext:value-type="float">
            <text:p>510101010006 </text:p>
          </table:table-cell>
          <table:table-cell table:style-name="ce83" office:value-type="string" office:string-value="Costo Venta Revistas                                                            " calcext:value-type="string">
            <text:p><text:s/>Costo Venta Revistas <text:s text:c="60"/></text:p>
          </table:table-cell>
          <table:table-cell table:style-name="ce106" office:value-type="float" office:value="754.75" calcext:value-type="float">
            <text:p>755</text:p>
          </table:table-cell>
          <table:table-cell table:style-name="ce147" table:formula="of:=+[.G16]-[.J16]" office:value-type="float" office:value="-754.75" calcext:value-type="float">
            <text:p>-75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7" calcext:value-type="float">
            <text:p>510101010007 </text:p>
          </table:table-cell>
          <table:table-cell table:style-name="ce83" office:value-type="string" office:string-value="Costo Venta Libros                                                              " calcext:value-type="string">
            <text:p><text:s/>Costo Venta Libros <text:s text:c="62"/></text:p>
          </table:table-cell>
          <table:table-cell table:style-name="ce34"/>
          <table:table-cell table:style-name="ce106" table:number-columns-repeated="3"/>
          <table:table-cell table:style-name="ce105" table:formula="of:=[.D17]+[.E17]-[.F17]" office:value-type="float" office:value="0" calcext:value-type="float">
            <text:p>0</text:p>
          </table:table-cell>
          <table:table-cell table:style-name="ce11" office:value-type="float" office:value="510101010007" calcext:value-type="float">
            <text:p>510101010007 </text:p>
          </table:table-cell>
          <table:table-cell table:style-name="ce83" office:value-type="string" office:string-value="Costo Venta Libros                                                              " calcext:value-type="string">
            <text:p><text:s/>Costo Venta Libros <text:s text:c="62"/></text:p>
          </table:table-cell>
          <table:table-cell table:style-name="ce106" office:value-type="float" office:value="494.23" calcext:value-type="float">
            <text:p>494</text:p>
          </table:table-cell>
          <table:table-cell table:style-name="ce147" table:formula="of:=+[.G17]-[.J17]" office:value-type="float" office:value="-494.23" calcext:value-type="float">
            <text:p>-49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8" calcext:value-type="float">
            <text:p>510101010008 </text:p>
          </table:table-cell>
          <table:table-cell table:style-name="ce83" office:value-type="string" office:string-value="Costo Venta Agendas                                                             " calcext:value-type="string">
            <text:p><text:s/>Costo Venta Agendas <text:s text:c="61"/></text:p>
          </table:table-cell>
          <table:table-cell table:style-name="ce34"/>
          <table:table-cell table:style-name="ce106" table:number-columns-repeated="3"/>
          <table:table-cell table:style-name="ce105" table:formula="of:=[.D18]+[.E18]-[.F18]" office:value-type="float" office:value="0" calcext:value-type="float">
            <text:p>0</text:p>
          </table:table-cell>
          <table:table-cell table:style-name="ce11" office:value-type="float" office:value="510101010008" calcext:value-type="float">
            <text:p>510101010008 </text:p>
          </table:table-cell>
          <table:table-cell table:style-name="ce83" office:value-type="string" office:string-value="Costo Venta Agendas                                                             " calcext:value-type="string">
            <text:p><text:s/>Costo Venta Agendas <text:s text:c="61"/></text:p>
          </table:table-cell>
          <table:table-cell table:style-name="ce106" office:value-type="float" office:value="3329.68" calcext:value-type="float">
            <text:p>3,330</text:p>
          </table:table-cell>
          <table:table-cell table:style-name="ce147" table:formula="of:=+[.G18]-[.J18]" office:value-type="float" office:value="-3329.68" calcext:value-type="float">
            <text:p>-3,3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Ventas relacionadas al Camarón" calcext:value-type="string">
            <text:p><text:s/>Ventas relacionadas al Camarón 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85" office:value-type="string" office:string-value="Ventas relacionadas al Camarón" calcext:value-type="string">
            <text:p><text:s/>Ventas relacionadas al Camarón </text:p>
          </table:table-cell>
          <table:table-cell table:style-name="ce106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09" calcext:value-type="float">
            <text:p>510101010009 </text:p>
          </table:table-cell>
          <table:table-cell table:style-name="ce83" office:value-type="string" office:string-value="Costo Venta Cajas Camarón                                                       " calcext:value-type="string">
            <text:p><text:s/>Costo Venta Cajas Camarón <text:s text:c="55"/></text:p>
          </table:table-cell>
          <table:table-cell table:style-name="ce34"/>
          <table:table-cell table:style-name="ce106" table:number-columns-repeated="3"/>
          <table:table-cell table:style-name="ce105" table:formula="of:=[.D21]+[.E21]-[.F21]" office:value-type="float" office:value="0" calcext:value-type="float">
            <text:p>0</text:p>
          </table:table-cell>
          <table:table-cell table:style-name="ce11" office:value-type="float" office:value="510101010009" calcext:value-type="float">
            <text:p>510101010009 </text:p>
          </table:table-cell>
          <table:table-cell table:style-name="ce83" office:value-type="string" office:string-value="Costo Venta Cajas Camarón                                                       " calcext:value-type="string">
            <text:p><text:s/>Costo Venta Cajas Camarón <text:s text:c="55"/></text:p>
          </table:table-cell>
          <table:table-cell table:style-name="ce106" office:value-type="float" office:value="12461961.61" calcext:value-type="float">
            <text:p>12,461,962</text:p>
          </table:table-cell>
          <table:table-cell table:style-name="ce147" table:formula="of:=+[.G21]-[.J21]" office:value-type="float" office:value="-12461961.61" calcext:value-type="float">
            <text:p>-12,461,9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10" calcext:value-type="float">
            <text:p>510101010010 </text:p>
          </table:table-cell>
          <table:table-cell table:style-name="ce83" office:value-type="string" office:string-value="Costo Venta Cajas Camaron Exportación                                           " calcext:value-type="string">
            <text:p><text:s/>Costo Venta Cajas Camaron Exportación <text:s text:c="43"/></text:p>
          </table:table-cell>
          <table:table-cell table:style-name="ce34"/>
          <table:table-cell table:style-name="ce106" table:number-columns-repeated="3"/>
          <table:table-cell table:style-name="ce105" table:formula="of:=[.D22]+[.E22]-[.F22]" office:value-type="float" office:value="0" calcext:value-type="float">
            <text:p>0</text:p>
          </table:table-cell>
          <table:table-cell table:style-name="ce11" office:value-type="float" office:value="510101010010" calcext:value-type="float">
            <text:p>510101010010 </text:p>
          </table:table-cell>
          <table:table-cell table:style-name="ce83" office:value-type="string" office:string-value="Costo Venta Cajas Camaron Exportación                                           " calcext:value-type="string">
            <text:p><text:s/>Costo Venta Cajas Camaron Exportación <text:s text:c="43"/></text:p>
          </table:table-cell>
          <table:table-cell table:style-name="ce106" office:value-type="float" office:value="1001106.45" calcext:value-type="float">
            <text:p>1,001,106</text:p>
          </table:table-cell>
          <table:table-cell table:style-name="ce147" table:formula="of:=+[.G22]-[.J22]" office:value-type="float" office:value="-1001106.45" calcext:value-type="float">
            <text:p>-1,001,10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32" calcext:value-type="float">
            <text:p>510101010032 </text:p>
          </table:table-cell>
          <table:table-cell table:style-name="ce83" office:value-type="string" office:string-value="Costo de Venta Congelados Canastilla                                            " calcext:value-type="string">
            <text:p><text:s/>Costo de Venta Congelados Canastilla <text:s text:c="44"/></text:p>
          </table:table-cell>
          <table:table-cell table:style-name="ce34"/>
          <table:table-cell table:style-name="ce106" table:number-columns-repeated="3"/>
          <table:table-cell table:style-name="ce105" table:formula="of:=[.D23]+[.E23]-[.F23]" office:value-type="float" office:value="0" calcext:value-type="float">
            <text:p>0</text:p>
          </table:table-cell>
          <table:table-cell table:style-name="ce11" office:value-type="float" office:value="510101010032" calcext:value-type="float">
            <text:p>510101010032 </text:p>
          </table:table-cell>
          <table:table-cell table:style-name="ce83" office:value-type="string" office:string-value="Costo de Venta Congelados Canastilla                                            " calcext:value-type="string">
            <text:p><text:s/>Costo de Venta Congelados Canastilla <text:s text:c="44"/></text:p>
          </table:table-cell>
          <table:table-cell table:style-name="ce106" office:value-type="float" office:value="1532129.14" calcext:value-type="float">
            <text:p>1,532,129</text:p>
          </table:table-cell>
          <table:table-cell table:style-name="ce147" table:formula="of:=+[.G23]-[.J23]" office:value-type="float" office:value="-1532129.14" calcext:value-type="float">
            <text:p>-1,532,12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Otros Costos" calcext:value-type="string">
            <text:p><text:s/>Otros Costos 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85" office:value-type="string" office:string-value="Otros Costos" calcext:value-type="string">
            <text:p><text:s/>Otros Costos </text:p>
          </table:table-cell>
          <table:table-cell table:style-name="ce106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12" calcext:value-type="float">
            <text:p>510101010012 </text:p>
          </table:table-cell>
          <table:table-cell table:style-name="ce83" office:value-type="string" office:string-value="Costo Venta Corrugados                                                          " calcext:value-type="string">
            <text:p><text:s/>Costo Venta Corrugados <text:s text:c="58"/></text:p>
          </table:table-cell>
          <table:table-cell table:style-name="ce34"/>
          <table:table-cell table:style-name="ce106" table:number-columns-repeated="3"/>
          <table:table-cell table:style-name="ce105" table:formula="of:=[.D26]+[.E26]-[.F26]" office:value-type="float" office:value="0" calcext:value-type="float">
            <text:p>0</text:p>
          </table:table-cell>
          <table:table-cell table:style-name="ce11" office:value-type="float" office:value="510101010012" calcext:value-type="float">
            <text:p>510101010012 </text:p>
          </table:table-cell>
          <table:table-cell table:style-name="ce83" office:value-type="string" office:string-value="Costo Venta Corrugados                                                          " calcext:value-type="string">
            <text:p><text:s/>Costo Venta Corrugados <text:s text:c="58"/></text:p>
          </table:table-cell>
          <table:table-cell table:style-name="ce106" office:value-type="float" office:value="647340.01" calcext:value-type="float">
            <text:p>647,340</text:p>
          </table:table-cell>
          <table:table-cell table:style-name="ce147" table:formula="of:=+[.G26]-[.J26]" office:value-type="float" office:value="-647340.01" calcext:value-type="float">
            <text:p>-647,34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30" calcext:value-type="float">
            <text:p>510101010030 </text:p>
          </table:table-cell>
          <table:table-cell table:style-name="ce83" office:value-type="string" office:string-value="Costo de venta  Prod. de Terceros                                               " calcext:value-type="string">
            <text:p><text:s/>Costo de venta <text:s/>Prod. de Terceros <text:s text:c="47"/></text:p>
          </table:table-cell>
          <table:table-cell table:style-name="ce34"/>
          <table:table-cell table:style-name="ce106" table:number-columns-repeated="3"/>
          <table:table-cell table:style-name="ce105" table:formula="of:=[.D27]+[.E27]-[.F27]" office:value-type="float" office:value="0" calcext:value-type="float">
            <text:p>0</text:p>
          </table:table-cell>
          <table:table-cell table:style-name="ce11" office:value-type="float" office:value="510101010030" calcext:value-type="float">
            <text:p>510101010030 </text:p>
          </table:table-cell>
          <table:table-cell table:style-name="ce83" office:value-type="string" office:string-value="Costo de venta  Prod. de Terceros                                               " calcext:value-type="string">
            <text:p><text:s/>Costo de venta <text:s/>Prod. de Terceros <text:s text:c="47"/></text:p>
          </table:table-cell>
          <table:table-cell table:style-name="ce106" office:value-type="float" office:value="693" calcext:value-type="float">
            <text:p>693</text:p>
          </table:table-cell>
          <table:table-cell table:style-name="ce147" table:formula="of:=+[.G27]-[.J27]" office:value-type="float" office:value="-693" calcext:value-type="float">
            <text:p>-6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31" calcext:value-type="float">
            <text:p>510101010031 </text:p>
          </table:table-cell>
          <table:table-cell table:style-name="ce83" office:value-type="string" office:string-value="Costo de Venta Prod y serv. Terceros  al Exterior                               " calcext:value-type="string">
            <text:p><text:s/>Costo de Venta Prod y serv. Terceros <text:s/>al Exterior <text:s text:c="31"/></text:p>
          </table:table-cell>
          <table:table-cell table:style-name="ce34"/>
          <table:table-cell table:style-name="ce106" table:number-columns-repeated="3"/>
          <table:table-cell table:style-name="ce105" table:formula="of:=[.D28]+[.E28]-[.F28]" office:value-type="float" office:value="0" calcext:value-type="float">
            <text:p>0</text:p>
          </table:table-cell>
          <table:table-cell table:style-name="ce11" office:value-type="float" office:value="510101010031" calcext:value-type="float">
            <text:p>510101010031 </text:p>
          </table:table-cell>
          <table:table-cell table:style-name="ce83" office:value-type="string" office:string-value="Costo de Venta Prod y serv. Terceros  al Exterior                               " calcext:value-type="string">
            <text:p><text:s/>Costo de Venta Prod y serv. Terceros <text:s/>al Exterior <text:s text:c="31"/></text:p>
          </table:table-cell>
          <table:table-cell table:style-name="ce106" office:value-type="float" office:value="545787.37" calcext:value-type="float">
            <text:p>545,787</text:p>
          </table:table-cell>
          <table:table-cell table:style-name="ce147" table:formula="of:=+[.G28]-[.J28]" office:value-type="float" office:value="-545787.37" calcext:value-type="float">
            <text:p>-545,7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510101010033" calcext:value-type="float">
            <text:p>510101010033 </text:p>
          </table:table-cell>
          <table:table-cell table:style-name="ce83" office:value-type="string" office:string-value="Costo de Venta Fletes y Otros Servicios de Exportacion                          " calcext:value-type="string">
            <text:p><text:s/>Costo de Venta Fletes y Otros Servicios de Exportacion <text:s text:c="26"/></text:p>
          </table:table-cell>
          <table:table-cell table:style-name="ce34"/>
          <table:table-cell table:style-name="ce106" table:number-columns-repeated="3"/>
          <table:table-cell table:style-name="ce105" table:formula="of:=[.D29]+[.E29]-[.F29]" office:value-type="float" office:value="0" calcext:value-type="float">
            <text:p>0</text:p>
          </table:table-cell>
          <table:table-cell table:style-name="ce11" office:value-type="float" office:value="510101010033" calcext:value-type="float">
            <text:p>510101010033 </text:p>
          </table:table-cell>
          <table:table-cell table:style-name="ce83" office:value-type="string" office:string-value="Costo de Venta Fletes y Otros Servicios de Exportacion                          " calcext:value-type="string">
            <text:p><text:s/>Costo de Venta Fletes y Otros Servicios de Exportacion <text:s text:c="26"/></text:p>
          </table:table-cell>
          <table:table-cell table:style-name="ce106" office:value-type="float" office:value="84048.73" calcext:value-type="float">
            <text:p>84,049</text:p>
          </table:table-cell>
          <table:table-cell table:style-name="ce147" table:formula="of:=+[.G29]-[.J29]" office:value-type="float" office:value="-84048.73" calcext:value-type="float">
            <text:p>-84,0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 table:formula="of:=[.D30]+[.E30]-[.F30]" office:value-type="float" office:value="0" calcext:value-type="float">
            <text:p>0</text:p>
          </table:table-cell>
          <table:table-cell table:style-name="ce11"/>
          <table:table-cell table:style-name="ce31"/>
          <table:table-cell table:style-name="ce106"/>
          <table:table-cell table:style-name="ce147" table:formula="of:=+[.G30]-[.J3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4" table:number-columns-repeated="2"/>
          <table:table-cell table:style-name="ce106" table:number-columns-repeated="3"/>
          <table:table-cell table:style-name="ce105" table:formula="of:=[.D31]+[.E31]-[.F31]" office:value-type="float" office:value="0" calcext:value-type="float">
            <text:p>0</text:p>
          </table:table-cell>
          <table:table-cell table:style-name="ce11"/>
          <table:table-cell table:style-name="ce31"/>
          <table:table-cell table:style-name="ce106"/>
          <table:table-cell table:style-name="ce147" table:formula="of:=+[.G31]-[.J3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4" table:number-columns-repeated="2"/>
          <table:table-cell table:style-name="ce106" table:number-columns-repeated="3"/>
          <table:table-cell table:style-name="ce105" table:formula="of:=[.D32]+[.E32]-[.F32]" office:value-type="float" office:value="0" calcext:value-type="float">
            <text:p>0</text:p>
          </table:table-cell>
          <table:table-cell table:style-name="ce11"/>
          <table:table-cell table:style-name="ce31"/>
          <table:table-cell table:style-name="ce106"/>
          <table:table-cell table:style-name="ce147" table:formula="of:=+[.G32]-[.J3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4" table:number-columns-repeated="2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107" table:number-columns-repeated="3"/>
          <table:table-cell table:style-name="ce125"/>
          <table:table-cell table:style-name="ce128"/>
          <table:table-cell table:style-name="ce132"/>
          <table:table-cell table:style-name="ce107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8" table:formula="of:=SUM([.D9:.D34])" office:value-type="float" office:value="0" calcext:value-type="float">
            <text:p>0</text:p>
          </table:table-cell>
          <table:table-cell table:style-name="ce108" table:formula="of:=SUM([.E9:.E34])" office:value-type="float" office:value="0" calcext:value-type="float">
            <text:p>0</text:p>
          </table:table-cell>
          <table:table-cell table:style-name="ce108" table:formula="of:=SUM([.F9:.F34])" office:value-type="float" office:value="0" calcext:value-type="float">
            <text:p>0</text:p>
          </table:table-cell>
          <table:table-cell table:style-name="ce108" table:formula="of:=SUM([.G9:.G34])" office:value-type="float" office:value="0" calcext:value-type="float">
            <text:p>0</text:p>
          </table:table-cell>
          <table:table-cell table:style-name="ce41" table:number-columns-repeated="2"/>
          <table:table-cell table:style-name="ce108" table:formula="of:=SUM([.J9:.J34])" office:value-type="float" office:value="18571524" calcext:value-type="float">
            <text:p>18,571,524</text:p>
          </table:table-cell>
          <table:table-cell table:style-name="ce149" table:formula="of:=SUM([.K9:.K34])" office:value-type="float" office:value="-18571524" calcext:value-type="float">
            <text:p>-18,571,52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55"/>
          <table:table-cell table:style-name="ce56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Cajas de camarón local</text:p>
          </table:table-cell>
          <table:table-cell table:style-name="ce57"/>
          <table:table-cell table:style-name="ce110" table:formula="of:=[.G21]" office:value-type="float" office:value="0" calcext:value-type="float">
            <text:p>0</text:p>
          </table:table-cell>
          <table:table-cell table:style-name="ce110" table:formula="of:=[.J21]" office:value-type="float" office:value="12461961.61" calcext:value-type="float">
            <text:p>12,461,962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Cajas de camarón de exportación</text:p>
          </table:table-cell>
          <table:table-cell table:style-name="ce57"/>
          <table:table-cell table:style-name="ce110" table:formula="of:=[.G22]" office:value-type="float" office:value="0" calcext:value-type="float">
            <text:p>0</text:p>
          </table:table-cell>
          <table:table-cell table:style-name="ce110" table:formula="of:=[.J22]" office:value-type="float" office:value="1001106.45" calcext:value-type="float">
            <text:p>1,001,106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Congelados canastillas</text:p>
          </table:table-cell>
          <table:table-cell table:style-name="ce57"/>
          <table:table-cell table:style-name="ce110" table:formula="of:=[.G23]" office:value-type="float" office:value="0" calcext:value-type="float">
            <text:p>0</text:p>
          </table:table-cell>
          <table:table-cell table:style-name="ce110" table:formula="of:=[.J23]" office:value-type="float" office:value="1532129.14" calcext:value-type="float">
            <text:p>1,532,129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Costo de Ventas locales</text:p>
          </table:table-cell>
          <table:table-cell table:style-name="ce57"/>
          <table:table-cell table:style-name="ce110" table:formula="of:=SUM([.G11:.G18])" office:value-type="float" office:value="0" calcext:value-type="float">
            <text:p>0</text:p>
          </table:table-cell>
          <table:table-cell table:style-name="ce110" table:formula="of:=SUM([.J11:.J18])" office:value-type="float" office:value="2298457.69" calcext:value-type="float">
            <text:p>2,298,45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office:value-type="string" calcext:value-type="string">
            <text:p>Otros Costos</text:p>
          </table:table-cell>
          <table:table-cell table:style-name="ce57"/>
          <table:table-cell table:style-name="ce110" table:formula="of:=SUM([.G26:.G29])" office:value-type="float" office:value="0" calcext:value-type="float">
            <text:p>0</text:p>
          </table:table-cell>
          <table:table-cell table:style-name="ce110" table:formula="of:=SUM([.J26:.J29])" office:value-type="float" office:value="1277869.11" calcext:value-type="float">
            <text:p>1,277,869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111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8" table:formula="of:=+SUM([.D40:.D45])" office:value-type="float" office:value="0" calcext:value-type="float">
            <text:p>0</text:p>
          </table:table-cell>
          <table:table-cell table:style-name="ce108" table:formula="of:=+SUM([.E40:.E45])" office:value-type="float" office:value="18571524" calcext:value-type="float">
            <text:p>18,571,524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1:05:28.700016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2T11:07:48.842482494</dc:date>
    <meta:editing-cycles>10</meta:editing-cycles>
    <meta:editing-duration>PT3H2M36S</meta:editing-duration>
    <meta:document-statistic meta:table-count="1" meta:cell-count="183" meta:object-count="0"/>
  </office:meta>
</office:document-meta>
</file>